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ODELS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D72</text:p>
          </table:table-cell>
          <table:table-cell office:value-type="string" calcext:value-type="string">
            <text:p>D76</text:p>
          </table:table-cell>
          <table:table-cell office:value-type="string" calcext:value-type="string">
            <text:p>D91</text:p>
          </table:table-cell>
          <table:table-cell office:value-type="string" calcext:value-type="string">
            <text:p>D107</text:p>
          </table:table-cell>
          <table:table-cell office:value-type="string" calcext:value-type="string">
            <text:p>D127</text:p>
          </table:table-cell>
          <table:table-cell office:value-type="string" calcext:value-type="string">
            <text:p>D146</text:p>
          </table:table-cell>
          <table:table-cell office:value-type="string" calcext:value-type="string">
            <text:p>D16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46</text:p>
          </table:table-cell>
        </table:table-row>
        <table:table-row table:style-name="ro1">
          <table:table-cell office:value-type="string" calcext:value-type="string">
            <text:p>100 100 04 12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20 04 12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50 04 12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72 04 12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200 04 12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50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75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10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60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00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50 07 12</text:p>
          </table:table-cell>
          <table:table-cell office:value-type="string" calcext:value-type="string">
            <text:p>O</text:p>
          </table:table-cell>
          <table:table-cell/>
          <table:table-cell table:number-columns-repeated="6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00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20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50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72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00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40 04 18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5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8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22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6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0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3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60 06 18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25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50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85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15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50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75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300 05 20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0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2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5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72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0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2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240 04 22</text:p>
          </table:table-cell>
          <table:table-cell table:number-columns-repeated="4"/>
          <table:table-cell table:number-columns-repeated="4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050 02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60 02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70 02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36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50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70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0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90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5 03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50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60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70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80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90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05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15 03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48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8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5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5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15 04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68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85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95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05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2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3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5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7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200 04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50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70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5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5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15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25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50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85 05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06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5 06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5 06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15 06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25 06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0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25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50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70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85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215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250 05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50 06 10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70 06 10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90 06 10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30 06 10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60 06 10</text:p>
          </table:table-cell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00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25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50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185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15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260 05 12</text:p>
          </table:table-cell>
          <table:table-cell table:number-columns-repeated="2"/>
          <table:table-cell table:number-columns-repeated="5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050 2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60 2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70 2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050 3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3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70 3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0 3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90 30 3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50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60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70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80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90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05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15 3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48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8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5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5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15 40 50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60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68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85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95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05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20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30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50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170 40 8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050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70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085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15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25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50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85 50 50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 100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25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50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185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215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250 50 90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5 050 02 30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135 060 02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70 02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36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50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60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70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80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90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05 03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50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60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70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80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90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05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15 03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48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60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68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85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05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15 04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6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68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85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95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05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2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3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5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7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00 04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050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70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85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05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15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25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50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85 05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60 06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085 06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05 06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15 06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25 06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35 100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25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50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135 170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85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15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50 05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50 06 1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70 06 1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90 06 1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30 06 1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60 06 1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00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25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50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185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15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135 260 05 12</text:p>
          </table:table-cell>
          <table:table-cell table:style-name="ce2"/>
          <table:table-cell/>
          <table:table-cell table:number-columns-repeated="5" table:style-name="ce1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1 050 21 30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60 2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5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101 070 2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50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60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70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80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90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05 31 30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50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60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70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80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90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05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15 3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48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60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68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85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05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15 4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60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68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85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95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05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20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30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50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70 41 8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050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70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085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15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25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50 51 5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3" table:style-name="ce1" office:value-type="string" calcext:value-type="string">
            <text:p>O</text:p>
          </table:table-cell>
          <table:table-cell table:style-name="ce2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101 100 51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25 51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50 51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185 51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101 215 51 90</text:p>
          </table:table-cell>
          <table:table-cell table:style-name="ce1" office:value-type="string" calcext:value-type="string">
            <text:p>O</text:p>
          </table:table-cell>
          <table:table-cell/>
          <table:table-cell table:number-columns-repeated="4" table:style-name="ce1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2:44:45.242868133</meta:creation-date>
    <dc:date>2022-02-02T15:56:53.143039975</dc:date>
    <meta:editing-duration>PT37M27S</meta:editing-duration>
    <meta:editing-cycles>3</meta:editing-cycles>
    <meta:generator>LibreOffice/6.4.7.2$Linux_X86_64 LibreOffice_project/40$Build-2</meta:generator>
    <meta:document-statistic meta:table-count="1" meta:cell-count="1316" meta:object-count="0"/>
  </office:meta>
</office:document-meta>
</file>